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Preformatted_20_Text">
    </style:style>
    <style:style style:name="P11" style:family="paragraph" style:parent-style-name="Text_20_body" style:list-style-name="L10">
    </style:style>
    <style:style style:name="P12" style:family="paragraph" style:parent-style-name="Text_20_body" style:list-style-name="L11">
      <style:paragraph-properties fo:margin-top="0in" fo:margin-bottom="0in"/>
    </style:style>
    <style:style style:name="P13" style:family="paragraph" style:parent-style-name="Text_20_body" style:list-style-name="L12">
      <style:paragraph-properties fo:margin-top="0in" fo:margin-bottom="0in"/>
    </style:style>
    <style:style style:name="P14" style:family="paragraph" style:parent-style-name="Text_20_body" style:list-style-name="L13">
    </style:style>
    <style:style style:name="P15" style:family="paragraph" style:parent-style-name="Text_20_body" style:list-style-name="L14">
      <style:paragraph-properties fo:margin-top="0in" fo:margin-bottom="0in"/>
    </style:style>
    <style:style style:name="P16" style:family="paragraph" style:parent-style-name="Text_20_body" style:list-style-name="L15">
      <style:paragraph-properties fo:margin-top="0in" fo:margin-bottom="0in"/>
    </style:style>
    <style:style style:name="P17" style:family="paragraph" style:parent-style-name="Text_20_body" style:list-style-name="L16">
      <style:paragraph-properties fo:margin-top="0in" fo:margin-bottom="0in"/>
    </style:style>
    <style:style style:name="P18" style:family="paragraph" style:parent-style-name="Text_20_body" style:list-style-name="L17">
    </style:style>
    <style:style style:name="P19" style:family="paragraph" style:parent-style-name="Text_20_body" style:list-style-name="L18">
      <style:paragraph-properties fo:margin-top="0in" fo:margin-bottom="0in"/>
    </style:style>
    <style:style style:name="P20" style:family="paragraph" style:parent-style-name="Text_20_body" style:list-style-name="L19">
      <style:paragraph-properties fo:margin-top="0in" fo:margin-bottom="0in"/>
    </style:style>
    <style:style style:name="P21" style:family="paragraph" style:parent-style-name="Text_20_body" style:list-style-name="L20">
      <style:paragraph-properties fo:margin-top="0in" fo:margin-bottom="0in"/>
    </style:style>
    <style:style style:name="P22" style:family="paragraph" style:parent-style-name="Text_20_body" style:list-style-name="L21">
      <style:paragraph-properties fo:margin-top="0in" fo:margin-bottom="0in"/>
    </style:style>
    <style:style style:name="P23" style:family="paragraph" style:parent-style-name="Text_20_body" style:list-style-name="L22">
    </style:style>
    <style:style style:name="P24" style:family="paragraph" style:parent-style-name="Text_20_body" style:list-style-name="L23">
      <style:paragraph-properties fo:margin-top="0in" fo:margin-bottom="0in"/>
    </style:style>
    <style:style style:name="P25" style:family="paragraph" style:parent-style-name="Text_20_body" style:list-style-name="L24">
      <style:paragraph-properties fo:margin-top="0in" fo:margin-bottom="0in"/>
    </style:style>
    <style:style style:name="P26" style:family="paragraph" style:parent-style-name="Text_20_body" style:list-style-name="L25">
      <style:paragraph-properties fo:margin-top="0in" fo:margin-bottom="0in"/>
    </style:style>
    <style:style style:name="P27" style:family="paragraph" style:parent-style-name="Text_20_body" style:list-style-name="L26">
      <style:paragraph-properties fo:margin-top="0in" fo:margin-bottom="0in"/>
    </style:style>
    <style:style style:name="P28" style:family="paragraph" style:parent-style-name="Preformatted_20_Text">
    </style:style>
    <style:style style:name="P29" style:family="paragraph" style:parent-style-name="Preformatted_20_Text">
    </style:style>
    <style:style style:name="P30" style:family="paragraph" style:parent-style-name="Text_20_body" style:list-style-name="L27">
    </style:style>
    <style:style style:name="P31" style:family="paragraph" style:parent-style-name="Text_20_body" style:list-style-name="L28">
      <style:paragraph-properties fo:margin-top="0in" fo:margin-bottom="0in"/>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2" style:family="table">
      <style:table-properties table:align="center"/>
    </style:style>
    <style:style style:name="Table2.A" style:family="table-column"/>
    <style:style style:name="Table2.B" style:family="table-column"/>
    <style:style style:name="Table2.C" style:family="table-column"/>
  </office:automatic-styles>
  <office:body>
    <office:text>
      <text:p text:style-name="Title">User Guide</text:p>
      <text:p text:style-name="Author"><text:a xlink:type="simple" xlink:href="https://csci-1301.github.io/about#authors" office:name=""><text:span text:style-name="Definition">https://csci-1301.github.io/about#authors</text:span></text:a></text:p>
      <text:p text:style-name="Date">February 27, 2022 (04:11:3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guide explains how this resource is organized, how it is built, and how to maintain this resource.</text:p>
      <text:h text:style-name="Heading_20_1" text:outline-level="1"><text:bookmark-start text:name="resources-organization"/>Resources Organization<text:bookmark-end text:name="resources-organization"/></text:h>
      <text:p text:style-name="First_20_paragraph">The source code repository is organized as follows</text:p>
      <table:table table:name="Table1" table:style-name="Table1">
        <table:table-column table:style-name="Table1.A"/>
        <table:table-column table:style-name="Table1.B"/>
        <table:table-header-rows>
          <table:table-row>
            <table:table-cell table:style-name="TableHeaderRowCell" office:value-type="string">
              <text:p text:style-name="Table_20_Heading">path</text:p>
            </table:table-cell>
            <table:table-cell table:style-name="TableHeaderRowCell" office:value-type="string">
              <text:p text:style-name="Table_20_Heading">description</text:p>
            </table:table-cell>
          </table:table-row>
        </table:table-header-rows>
        <table:table-row>
          <table:table-cell table:style-name="TableRowCell" office:value-type="string">
            <text:p text:style-name="Table_20_Contents"><text:span text:style-name="OperatorTok">.</text:span><text:span text:style-name="FunctionTok">github</text:span></text:p>
          </table:table-cell>
          <table:table-cell table:style-name="TableRowCell" office:value-type="string">
            <text:p text:style-name="Table_20_Contents">github templates and configuration for github actions</text:p>
          </table:table-cell>
        </table:table-row>
        <table:table-row>
          <table:table-cell table:style-name="TableRowCell" office:value-type="string">
            <text:p text:style-name="Table_20_Contents"><text:span text:style-name="NormalTok">code</text:span></text:p>
          </table:table-cell>
          <table:table-cell table:style-name="TableRowCell" office:value-type="string">
            <text:p text:style-name="Table_20_Contents">code examples</text:p>
          </table:table-cell>
        </table:table-row>
        <table:table-row>
          <table:table-cell table:style-name="TableRowCell" office:value-type="string">
            <text:p text:style-name="Table_20_Contents"><text:span text:style-name="NormalTok">docs</text:span></text:p>
          </table:table-cell>
          <table:table-cell table:style-name="TableRowCell" office:value-type="string">
            <text:p text:style-name="Table_20_Contents">additional helpful documents</text:p>
          </table:table-cell>
        </table:table-row>
        <table:table-row>
          <table:table-cell table:style-name="TableRowCell" office:value-type="string">
            <text:p text:style-name="Table_20_Contents"><text:span text:style-name="NormalTok">img</text:span></text:p>
          </table:table-cell>
          <table:table-cell table:style-name="TableRowCell" office:value-type="string">
            <text:p text:style-name="Table_20_Contents">all images</text:p>
          </table:table-cell>
        </table:table-row>
        <table:table-row>
          <table:table-cell table:style-name="TableRowCell" office:value-type="string">
            <text:p text:style-name="Table_20_Contents"><text:span text:style-name="NormalTok">labs</text:span></text:p>
          </table:table-cell>
          <table:table-cell table:style-name="TableRowCell" office:value-type="string">
            <text:p text:style-name="Table_20_Contents">lab exercises</text:p>
          </table:table-cell>
        </table:table-row>
        <table:table-row>
          <table:table-cell table:style-name="TableRowCell" office:value-type="string">
            <text:p text:style-name="Table_20_Contents"><text:span text:style-name="NormalTok">lectures</text:span></text:p>
          </table:table-cell>
          <table:table-cell table:style-name="TableRowCell" office:value-type="string">
            <text:p text:style-name="Table_20_Contents">lecture notes</text:p>
          </table:table-cell>
        </table:table-row>
        <table:table-row>
          <table:table-cell table:style-name="TableRowCell" office:value-type="string">
            <text:p text:style-name="Table_20_Contents"><text:span text:style-name="NormalTok">templates</text:span></text:p>
          </table:table-cell>
          <table:table-cell table:style-name="TableRowCell" office:value-type="string">
            <text:p text:style-name="Table_20_Contents">templates and meta data files used for building this resource</text:p>
          </table:table-cell>
        </table:table-row>
        <table:table-row>
          <table:table-cell table:style-name="TableRowCell" office:value-type="string">
            <text:p text:style-name="Table_20_Contents"><text:span text:style-name="NormalTok">index</text:span><text:span text:style-name="OperatorTok">.</text:span><text:span text:style-name="FunctionTok">md</text:span></text:p>
          </table:table-cell>
          <table:table-cell table:style-name="TableRowCell" office:value-type="string">
            <text:p text:style-name="Table_20_Contents">website index page</text:p>
          </table:table-cell>
        </table:table-row>
        <table:table-row>
          <table:table-cell table:style-name="TableRowCell" office:value-type="string">
            <text:p text:style-name="Table_20_Contents"><text:span text:style-name="FloatTok">404.m</text:span><text:span text:style-name="NormalTok">d</text:span></text:p>
          </table:table-cell>
          <table:table-cell table:style-name="TableRowCell" office:value-type="string">
            <text:p text:style-name="Table_20_Contents">website 404 page</text:p>
          </table:table-cell>
        </table:table-row>
      </table:table>
      <text:p text:style-name="First_20_paragraph">Additional configuration files are at the root of the source code repository.</text:p>
      <text:h text:style-name="Heading_20_2" text:outline-level="2"><text:bookmark-start text:name="locating-course-resources"/>Locating course resources<text:bookmark-end text:name="locating-course-resources"/></text:h>
      <text:p text:style-name="First_20_paragraph">How to obtain the latest version of this resource:</text:p>
      <text:list text:style-name="L1">
        <text:list-item>
          <text:p text:style-name="P1">visit the accompanying website <text:a xlink:type="simple" xlink:href="https://csci-1301.github.io" office:name=""><text:span text:style-name="Definition">csci-1301.github.io</text:span></text:a>. This website includes the latest version of the course textbook in all supported formats, links to labs, and all other available student resources.</text:p>
        </text:list-item>
        <text:list-item>
          <text:p text:style-name="P1">AU-hosted mirror of the website is located at <text:a xlink:type="simple" xlink:href="https://spots.augusta.edu/caubert/teaching/csci-1301" office:name=""><text:span text:style-name="Definition">https://spots.augusta.edu/caubert/teaching/csci-1301</text:span></text:a></text:p>
        </text:list-item>
        <text:list-item>
          <text:p text:style-name="P1">latest version of built resource is available as a .zip file under <text:a xlink:type="simple" xlink:href="https://github.com/csci-1301/csci-1301.github.io/releases" office:name=""><text:span text:style-name="Definition">releases</text:span></text:a> on Github.</text:p>
        </text:list-item>
      </text:list>
      <text:p text:style-name="First_20_paragraph">A mirrored version of this website is hosted on <text:a xlink:type="simple" xlink:href="https://spots.augusta.edu/caubert/teaching/csci-1301/" office:name=""><text:span text:style-name="Definition">spots</text:span></text:a> and updated regularly. Additional copies of this resource can be made available through box or D2L. Because manual effort is required to share the resource through these channels, these may be slightly behind the latest version.</text:p>
      <text:p text:style-name="Text_20_body">How to obtain much earlier versions of this resource:</text:p>
      <text:list text:style-name="L2">
        <text:list-item>
          <text:p text:style-name="P2">Complete release history is accessible under <text:a xlink:type="simple" xlink:href="https://github.com/csci-1301/csci-1301.github.io/releases" office:name=""><text:span text:style-name="Definition">releases</text:span></text:a> on Github</text:p>
        </text:list-item>
        <text:list-item>
          <text:p text:style-name="P2">Earlier versions of this resource will be periodically archived on Galileo.</text:p>
        </text:list-item>
      </text:list>
      <text:h text:style-name="Heading_20_1" text:outline-level="1"><text:bookmark-start text:name="editing-resources"/>Editing Resources<text:bookmark-end text:name="editing-resources"/></text:h>
      <text:p text:style-name="First_20_paragraph">If you are new to this project, first read through <text:a xlink:type="simple" xlink:href="/contributing" office:name=""><text:span text:style-name="Definition">Contributing Guidelines</text:span></text:a> to learn how you can contribute to the improvement of this resource, and if applicable, how to join a contributing team.</text:p>
      <text:h text:style-name="Heading_20_2" text:outline-level="2"><text:bookmark-start text:name="best-practices-for-all-forms-of-content"/>Best practices for all forms of content<text:bookmark-end text:name="best-practices-for-all-forms-of-content"/></text:h>
      <text:h text:style-name="Heading_20_3" text:outline-level="3"><text:bookmark-start text:name="structure-for-accessibility"/>Structure for accessibility<text:bookmark-end text:name="structure-for-accessibility"/></text:h>
      <text:list text:style-name="L3">
        <text:list-item>
          <text:p text:style-name="P3">All resources are titled</text:p>
          <text:list text:style-name="L4">
            <text:list-item>
              <text:p text:style-name="P4">title each markdown document: either in head meta or in markdown syntax, depending on resource type</text:p>
            </text:list-item>
            <text:list-item>
              <text:p text:style-name="P4">use subtitles when appropriate</text:p>
            </text:list-item>
            <text:list-item>
              <text:p text:style-name="P4">title all images with a descriptive title and add an alt-tag</text:p>
            </text:list-item>
            <text:list-item>
              <text:p text:style-name="P4">title all code blocks in labs and lecture notes<text:line-break/></text:p>
            </text:list-item>
          </text:list>
        </text:list-item>
        <text:list-item>
          <text:p text:style-name="P3">All resources are labelled when applicable</text:p>
          <text:list text:style-name="L5">
            <text:list-item>
              <text:p text:style-name="P5">at minimum list prerequisites and security-related aspects</text:p>
            </text:list-item>
            <text:list-item>
              <text:p text:style-name="P5">see <text:a xlink:type="simple" xlink:href="#content-labelling" office:name=""><text:span text:style-name="Definition">Content Labelling</text:span></text:a> for more details</text:p>
            </text:list-item>
          </text:list>
        </text:list-item>
      </text:list>
      <text:p text:style-name="First_20_paragraph">Resources to assess accessibility:</text:p>
      <text:list text:style-name="L6">
        <text:list-item>
          <text:p text:style-name="P6"><text:a xlink:type="simple" xlink:href="https://www.affordablelearninggeorgia.org/open_resources/accessibility" office:name=""><text:span text:style-name="Definition">Affordable Learning Georgia’s guide</text:span></text:a></text:p>
        </text:list-item>
        <text:list-item>
          <text:p text:style-name="P6"><text:a xlink:type="simple" xlink:href="https://www.qualitymatters.org/sites/default/files/PDFs/StandardsfromtheQMHigherEducationRubric.pdf" office:name=""><text:span text:style-name="Definition">Specific Review Standards from the QM Higher Education Rubric</text:span></text:a></text:p>
        </text:list-item>
        <text:list-item>
          <text:p text:style-name="P6"><text:a xlink:type="simple" xlink:href="https://docs.google.com/document/d/16Ri1XgaXiGx28ooO-zRvYPraV3Aq3F5ZNJYbVDGVnEA/edit?ts=57b4c82d#" office:name=""><text:span text:style-name="Definition">UWG Accessibility Services’s guide</text:span></text:a></text:p>
        </text:list-item>
        <text:list-item>
          <text:p text:style-name="P6"><text:a xlink:type="simple" xlink:href="http://accessibility.psu.edu/images/" office:name=""><text:span text:style-name="Definition">Penn State’s recommendations for alternative text and complex images.</text:span></text:a><text:line-break/></text:p>
        </text:list-item>
        <text:list-item>
          <text:p text:style-name="P6"><text:a xlink:type="simple" xlink:href="https://webaim.org/resources/contrastchecker/" office:name=""><text:span text:style-name="Definition">WebAim Color Contrast Checker</text:span></text:a></text:p>
        </text:list-item>
        <text:list-item>
          <text:p text:style-name="P6"><text:a xlink:type="simple" xlink:href="https://webaim.org/" office:name=""><text:span text:style-name="Definition">WebAIM (Web Accessibility In Mind)</text:span></text:a></text:p>
        </text:list-item>
      </text:list>
      <text:h text:style-name="Heading_20_3" text:outline-level="3"><text:bookmark-start text:name="markdown"/>Markdown<text:bookmark-end text:name="markdown"/></text:h>
      <text:list text:style-name="L7">
        <text:list-item>
          <text:p text:style-name="P7">text documents are written in readme files using standard markdown syntax</text:p>
        </text:list-item>
        <text:list-item>
          <text:p text:style-name="P7">we will use a convention of always naming such files <text:span text:style-name="NormalTok">readme</text:span><text:span text:style-name="OperatorTok">.</text:span><text:span text:style-name="FunctionTok">md</text:span> (lowercase)</text:p>
        </text:list-item>
      </text:list>
      <text:h text:style-name="Heading_20_3" text:outline-level="3"><text:bookmark-start text:name="images"/>Images<text:bookmark-end text:name="images"/></text:h>
      <text:list text:style-name="L8">
        <text:list-item>
          <text:p text:style-name="P8">Explain the image in written form.</text:p>
        </text:list-item>
        <text:list-item>
          <text:p text:style-name="P8">Title each image, this will create a URL for the image and enables linking to it.</text:p>
        </text:list-item>
        <text:list-item>
          <text:p text:style-name="P8">Always include a descriptive alt tag for accessibility.</text:p>
        </text:list-item>
        <text:list-item>
          <text:p text:style-name="P8"><text:a xlink:type="simple" xlink:href="https://en.wikipedia.org/wiki/Color_blindness" office:name=""><text:span text:style-name="Definition">Do not rely on everyone seeing colors the same way</text:span></text:a>.</text:p>
        </text:list-item>
        <text:list-item>
          <text:p text:style-name="P8">Prefer scalable vector images.</text:p>
        </text:list-item>
        <text:list-item>
          <text:p text:style-name="P8">Store images in the repository in <text:span text:style-name="NormalTok">img</text:span> directory</text:p>
          <text:list text:style-name="L9">
            <text:list-item>
              <text:p text:style-name="P9">When referring to images in markdown, use path from root, see example below</text:p>
            </text:list-item>
            <text:list-item>
              <text:p text:style-name="P9">the image may appear broken locally, but pandoc will resolve the path at build time</text:p>
            </text:list-item>
          </text:list>
        </text:list-item>
      </text:list>
      <text:p text:style-name="First_20_paragraph"><text:span text:style-name="T1">Syntax example.</text:span> The quoted text is the alt tag and in parentheses is path to file</text:p>
      <text:p text:style-name="P10">!["image of visual studio IDE"](./img/vs_ide.jpg)</text:p>
      <text:h text:style-name="Heading_20_3" text:outline-level="3"><text:bookmark-start text:name="source-code"/>Source code<text:bookmark-end text:name="source-code"/></text:h>
      <text:list text:style-name="L10">
        <text:list-item>
          <text:p text:style-name="P11">source code programs belong <text:span text:style-name="T2">primarily</text:span> in <text:span text:style-name="NormalTok">code</text:span> directory</text:p>
          <text:list text:style-name="L11">
            <text:list-item>
              <text:p text:style-name="P12">the code included in this directory should be a complete program</text:p>
            </text:list-item>
            <text:list-item>
              <text:p text:style-name="P12">the program should compile and terminate</text:p>
            </text:list-item>
            <text:list-item>
              <text:p text:style-name="P12">source code that is faulty, partial, or does not terminate can be included in markdown as inline code block</text:p>
            </text:list-item>
            <text:list-item>
              <text:p text:style-name="P12">we can automatically check these code snippets for syntactical correctness if these guidelines are followed</text:p>
            </text:list-item>
          </text:list>
        </text:list-item>
        <text:list-item>
          <text:p text:style-name="P11">code snippet can be included in markdown documents using pandoc-include filter:</text:p>
        </text:list-item>
        <text:list-item>
          <text:p text:style-name="P11">Title each source code block included in markdown, this will create a URL for the code block and enables linking to it.</text:p>
        </text:list-item>
        <text:list-item>
          <text:p text:style-name="P11">code blocks are by default annotated as <text:span text:style-name="NormalTok">csharp</text:span></text:p>
          <text:list text:style-name="L12">
            <text:list-item>
              <text:p text:style-name="P13">syntax highlighting is applied automatically at build time based on the code block language</text:p>
            </text:list-item>
            <text:list-item>
              <text:p text:style-name="P13">to use a language other than C#, specify the language locally in the specific code block:</text:p>
            </text:list-item>
          </text:list>
        </text:list-item>
        <text:list-item>
          <text:p text:style-name="P11">only include code in text form such that it can be copy-pasted for reuse</text:p>
        </text:list-item>
      </text:list>
      <text:h text:style-name="Heading_20_2" text:outline-level="2"><text:bookmark-start text:name="creating-new-lectures"/>Creating new lectures<text:bookmark-end text:name="creating-new-lectures"/></text:h>
      <text:p text:style-name="First_20_paragraph">All lecture notes are under <text:span text:style-name="NormalTok">lectures</text:span> directory. This directory also contains an index indicating the related labs and prerequisites for each lecture.</text:p>
      <text:p text:style-name="Text_20_body">To create a new lecture, e.g. <text:span text:style-name="NormalTok">lecture xyz</text:span>:</text:p>
      <text:list text:style-name="L13">
        <text:list-item>
          <text:p text:style-name="P14">Create a directory called <text:span text:style-name="NormalTok">NNN_lecture_xyz</text:span> under <text:span text:style-name="NormalTok">lectures</text:span> directory</text:p>
          <text:list text:style-name="L14">
            <text:list-item>
              <text:p text:style-name="P15">Follow the existing pattern for naming convention which is lowercase and separation by underscores.</text:p>
            </text:list-item>
            <text:list-item>
              <text:p text:style-name="P15">The numbers <text:span text:style-name="NormalTok">NNN</text:span> tell pandoc how to order book content. Use leading zero and increments of 10.</text:p>
            </text:list-item>
            <text:list-item>
              <text:p text:style-name="P15">Choose this number based on where in the book the new lecture should appear.</text:p>
            </text:list-item>
          </text:list>
        </text:list-item>
        <text:list-item>
          <text:p text:style-name="P14">under the new directory, create a file <text:span text:style-name="NormalTok">readme</text:span><text:span text:style-name="OperatorTok">.</text:span><text:span text:style-name="FunctionTok">md</text:span> (lowercase). Write lecture notes in this file using markdown.</text:p>
          <text:list text:style-name="L15">
            <text:list-item>
              <text:p text:style-name="P16">We use filename <text:span text:style-name="NormalTok">readme</text:span><text:span text:style-name="OperatorTok">.</text:span><text:span text:style-name="FunctionTok">md</text:span> because the build script looks for files matching this pattern.</text:p>
            </text:list-item>
          </text:list>
        </text:list-item>
      </text:list>
      <text:p text:style-name="First_20_paragraph">Following these steps will automatically include the new lecture in the book.</text:p>
      <text:p text:style-name="Text_20_body">If the lecture does not appear, here are the steps for troubleshooting the issue:</text:p>
      <text:list text:style-name="L16">
        <text:list-item>
          <text:p text:style-name="P17">Check that after committing changes, the automated build has completed successfully</text:p>
        </text:list-item>
        <text:list-item>
          <text:p text:style-name="P17">The newly created lecture is immediately under <text:span text:style-name="NormalTok">lectures</text:span><text:span text:style-name="OperatorTok">/</text:span> directory</text:p>
        </text:list-item>
        <text:list-item>
          <text:p text:style-name="P17">The <text:span text:style-name="NormalTok">readme</text:span><text:span text:style-name="OperatorTok">.</text:span><text:span text:style-name="FunctionTok">md</text:span> exists</text:p>
        </text:list-item>
        <text:list-item>
          <text:p text:style-name="P17">In <text:span text:style-name="NormalTok">gh</text:span><text:span text:style-name="OperatorTok">-</text:span><text:span text:style-name="NormalTok">pages</text:span> branch, ensure the book is generated</text:p>
        </text:list-item>
        <text:list-item>
          <text:p text:style-name="P17">Hard refresh the browser page if viewing the resources website</text:p>
        </text:list-item>
      </text:list>
      <text:p text:style-name="First_20_paragraph">Do not include meta section in individual lecture files because these lectures will be concatenated by pandoc into a single larger document. Any meta data in individual files would appear somewhere in the middle of the larger document, and as such will not be treated as front matter.</text:p>
      <text:p text:style-name="Text_20_body"><text:span text:style-name="T1">Known issues</text:span>: When concatenating files pandoc may or may not include whitespace between individual files. This may cause the subsequent lecture title to not appear in the generated book. For this reason, each lecture file should end with a newline.</text:p>
      <text:h text:style-name="Heading_20_2" text:outline-level="2"><text:bookmark-start text:name="creating-new-labs"/>Creating new labs<text:bookmark-end text:name="creating-new-labs"/></text:h>
      <text:p text:style-name="First_20_paragraph">All lab resources are located under <text:span text:style-name="NormalTok">labs</text:span> directory. At build time these labs are compiled into instructions in various document formats with an optional, accompanying source code solution.</text:p>
      <text:list text:style-name="L17">
        <text:list-item>
          <text:p text:style-name="P18">Choose a short and unique name that describes the lab then create a directory matching that name</text:p>
          <text:list text:style-name="L18">
            <text:list-item>
              <text:p text:style-name="P19">follow the existing convention for naming</text:p>
            </text:list-item>
            <text:list-item>
              <text:p text:style-name="P19">do not number labs or make assumptions about numbering because another instructor may not follow the exact same lab order</text:p>
            </text:list-item>
          </text:list>
        </text:list-item>
        <text:list-item>
          <text:p text:style-name="P18">Under the lab directory create:</text:p>
          <text:list>
            <text:list-item>
              <text:p text:style-name="P19"><text:span text:style-name="NormalTok">readme</text:span><text:span text:style-name="OperatorTok">.</text:span><text:span text:style-name="FunctionTok">md</text:span> (case sensitive)</text:p>
              <text:list text:style-name="L19">
                <text:list-item>
                  <text:p text:style-name="P20">write lab instructions in this file. You should include meta data, at minimum a title</text:p>
                </text:list-item>
                <text:list-item>
                  <text:p text:style-name="P20">make the lab standalone to support alternative ordering (avoid assumptions about what was done “last time”)</text:p>
                </text:list-item>
                <text:list-item>
                  <text:p text:style-name="P20">do not make assumptions about student using specific OS, include instructions for all supported options (Windows, MacOS, Linux)</text:p>
                </text:list-item>
                <text:list-item>
                  <text:p text:style-name="P20">do not make assumptions about student using Visual Studio, refer to IDE instead</text:p>
                </text:list-item>
              </text:list>
            </text:list-item>
            <text:list-item>
              <text:p text:style-name="P19">(optional) if you want to include starter code with the lab,</text:p>
              <text:list text:style-name="L20">
                <text:list-item>
                  <text:p text:style-name="P21">create a subdirectory called <text:span text:style-name="NormalTok">src</text:span></text:p>
                </text:list-item>
                <text:list-item>
                  <text:p text:style-name="P21">create a subdirectory with the name of the solution you would like to use,</text:p>
                </text:list-item>
                <text:list-item>
                  <text:p text:style-name="P21">create a subdirectory with the name of the project you would like to use,</text:p>
                </text:list-item>
                <text:list-item>
                  <text:p text:style-name="P21">create a file called <text:span text:style-name="NormalTok">Program</text:span><text:span text:style-name="OperatorTok">.</text:span><text:span text:style-name="FunctionTok">cs</text:span> in <text:span text:style-name="NormalTok">src</text:span><text:span text:style-name="OperatorTok">/&lt;</text:span><text:span text:style-name="NormalTok">solution</text:span><text:span text:style-name="OperatorTok">&gt;/&lt;</text:span><text:span text:style-name="NormalTok">project</text:span><text:span text:style-name="OperatorTok">&gt;/</text:span><text:span text:style-name="NormalTok">Program</text:span><text:span text:style-name="OperatorTok">.</text:span><text:span text:style-name="FunctionTok">cs</text:span></text:p>
                </text:list-item>
                <text:list-item>
                  <text:p text:style-name="P21">if you want to add additional classes, add them in <text:span text:style-name="NormalTok">src</text:span><text:span text:style-name="OperatorTok">/&lt;</text:span><text:span text:style-name="NormalTok">solution</text:span><text:span text:style-name="OperatorTok">&gt;/&lt;</text:span><text:span text:style-name="NormalTok">project</text:span><text:span text:style-name="OperatorTok">&gt;/&lt;</text:span><text:span text:style-name="NormalTok">Class</text:span><text:span text:style-name="OperatorTok">&gt;.</text:span><text:span text:style-name="FunctionTok">cs</text:span> files.</text:p>
                </text:list-item>
              </text:list>
            </text:list-item>
          </text:list>
          <text:p text:style-name="P18">Do <text:span text:style-name="T1">not</text:span> add solution (<text:span text:style-name="NormalTok">sln</text:span>) or project (<text:span text:style-name="NormalTok">csproj</text:span>) files: they will be created automatically using the project and solution’s name you specified, if multiple classes are present they will all be linked, and the resulting archive will be hosted in the lab’s folder as <text:span text:style-name="OperatorTok">&lt;</text:span><text:span text:style-name="NormalTok">solution</text:span><text:span text:style-name="OperatorTok">&gt;.</text:span><text:span text:style-name="FunctionTok">zip</text:span>.</text:p>
          <text:p text:style-name="P18">Note / known issue: when including multiple solutions, the basename should be different, for example: <text:span text:style-name="NormalTok">SomeLab</text:span> and <text:span text:style-name="NormalTok">Solution_SomeLab</text:span> (instead of <text:span text:style-name="NormalTok">SomeLabSolution</text:span>); to ensure solutions are packaged separately from one another.</text:p>
        </text:list-item>
      </text:list>
      <text:p text:style-name="First_20_paragraph">If you follow these instructions the lab will be automatically built into a distributable format when you commit changes. It works as follows:</text:p>
      <text:list text:style-name="L21">
        <text:list-item>
          <text:p text:style-name="P22"><text:span text:style-name="NormalTok">readme</text:span><text:span text:style-name="OperatorTok">.</text:span><text:span text:style-name="FunctionTok">md</text:span> will be converted to lab instructions file called <text:span text:style-name="NormalTok">index</text:span> (html, pdf, odt)</text:p>
        </text:list-item>
        <text:list-item>
          <text:p text:style-name="P22">contents of <text:span text:style-name="NormalTok">src</text:span> will be converted to a standalone C# solution as a zip file.</text:p>
        </text:list-item>
      </text:list>
      <text:p text:style-name="First_20_paragraph">Using this established build system generates labs that are cross-platform (Windows, MacOS, Linux) and work on different IDEs. Do not attempt to create labs locally as that approach does not have the same cross-platform guarantee.</text:p>
      <text:h text:style-name="Heading_20_1" text:outline-level="1"><text:bookmark-start text:name="content-labelling"/>Content Labelling<text:bookmark-end text:name="content-labelling"/></text:h>
      <text:p text:style-name="First_20_paragraph">Course resources are labelled with emoji shortcodes or text labels.</text:p>
      <text:p text:style-name="Text_20_body">Each resource should, at minimum, list its prerequisites and security-related content.</text:p>
      <text:h text:style-name="Heading_20_2" text:outline-level="2"><text:bookmark-start text:name="labelling-with-shortcodes"/>Labelling with shortcodes<text:bookmark-end text:name="labelling-with-shortcodes"/></text:h>
      <text:p text:style-name="First_20_paragraph">Use emoji shortcodes to label following course resources</text:p>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Description</text:p>
            </table:table-cell>
            <table:table-cell table:style-name="TableHeaderRowCell" office:value-type="string">
              <text:p text:style-name="Table_20_Heading">Shortcode</text:p>
            </table:table-cell>
            <table:table-cell table:style-name="TableHeaderRowCell" office:value-type="string">
              <text:p text:style-name="Table_20_Heading">Icon</text:p>
            </table:table-cell>
          </table:table-row>
        </table:table-header-rows>
        <table:table-row>
          <table:table-cell table:style-name="TableRowCell" office:value-type="string">
            <text:p text:style-name="Table_20_Contents">Security related aspects will be labelled as “security”</text:p>
          </table:table-cell>
          <table:table-cell table:style-name="TableRowCell" office:value-type="string">
            <text:p text:style-name="Table_20_Contents"><text:span text:style-name="OperatorTok">:</text:span><text:span text:style-name="NormalTok">shield</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Optional parts will be labelled as “optional”</text:p>
          </table:table-cell>
          <table:table-cell table:style-name="TableRowCell" office:value-type="string">
            <text:p text:style-name="Table_20_Contents"><text:span text:style-name="OperatorTok">:</text:span><text:span text:style-name="NormalTok">question</text:span><text:span text:style-name="OperatorTok">:</text:span></text:p>
          </table:table-cell>
          <table:table-cell table:style-name="TableRowCell" office:value-type="string">
            <text:p text:style-name="Table_20_Contents">❓</text:p>
          </table:table-cell>
        </table:table-row>
        <table:table-row>
          <table:table-cell table:style-name="TableRowCell" office:value-type="string">
            <text:p text:style-name="Table_20_Contents">Examples of common pitfalls</text:p>
          </table:table-cell>
          <table:table-cell table:style-name="TableRowCell" office:value-type="string">
            <text:p text:style-name="Table_20_Contents"><text:span text:style-name="OperatorTok">:</text:span><text:span text:style-name="NormalTok">warning</text:span><text:span text:style-name="OperatorTok">:</text:span></text:p>
          </table:table-cell>
          <table:table-cell table:style-name="TableRowCell" office:value-type="string">
            <text:p text:style-name="Table_20_Contents">⚠️</text:p>
          </table:table-cell>
        </table:table-row>
      </table:table>
      <text:h text:style-name="Heading_20_2" text:outline-level="2"><text:bookmark-start text:name="labelling-using-text-labels"/>Labelling using text labels<text:bookmark-end text:name="labelling-using-text-labels"/></text:h>
      <text:list text:style-name="L22">
        <text:list-item>
          <text:p text:style-name="P23">Each resource will be labelled with prerequisites.</text:p>
          <text:p text:style-name="P23">This is a list of zero or more values. For zero prerequisites write <text:span text:style-name="NormalTok">None</text:span>. These requirements are expressed in the associated index of lectures/labs/problems (cf. <text:a xlink:type="simple" xlink:href="https://github.com/csci-1301/csci-1301.github.io/tree/main/lectures" office:name=""><text:span text:style-name="Definition">lectures</text:span></text:a>).</text:p>
        </text:list-item>
        <text:list-item>
          <text:p text:style-name="P23">Lecture notes and slides will be labelled by related labs, and vice versa</text:p>
          <text:p text:style-name="P23">These requirements are expressed in the associated index of lectures and labs (cf. <text:a xlink:type="simple" xlink:href="https://github.com/csci-1301/csci-1301.github.io/tree/main/lectures" office:name=""><text:span text:style-name="Definition">lectures</text:span></text:a>).</text:p>
        </text:list-item>
      </text:list>
      <text:h text:style-name="Heading_20_1" text:outline-level="1"><text:bookmark-start text:name="styling-and-templating"/>Styling and Templating<text:bookmark-end text:name="styling-and-templating"/></text:h>
      <text:p text:style-name="First_20_paragraph">Templating files are under <text:span text:style-name="NormalTok">templates</text:span> directory.</text:p>
      <text:p text:style-name="Text_20_body">Templates directory specifies layout files and stylesheets used in the website. These layouts are applied by pandoc when resources are built.</text:p>
      <text:p text:style-name="Text_20_body">For maintainability reasons it is preferable to apply templates during build time. This strategy makes it easy to edit templates later and apply those changes across all resources. Avoid applying templating to individual resource files whenever possible.</text:p>
      <text:p text:style-name="Text_20_body">Currently templates directory contains the following:</text:p>
      <text:list text:style-name="L23">
        <text:list-item>
          <text:p text:style-name="P24"><text:span text:style-name="KeywordTok">default</text:span><text:span text:style-name="OperatorTok">-</text:span><text:span text:style-name="NormalTok">code</text:span><text:span text:style-name="OperatorTok">-</text:span><text:span text:style-name="KeywordTok">class</text:span><text:span text:style-name="OperatorTok">.</text:span><text:span text:style-name="FunctionTok">lua</text:span> - pandoc filter for annotating code blocks, configured to default to C#, which then allows applying syntax highlighting to all code block.</text:p>
        </text:list-item>
        <text:list-item>
          <text:p text:style-name="P24"><text:span text:style-name="NormalTok">templates</text:span><text:span text:style-name="OperatorTok">/</text:span><text:span text:style-name="NormalTok">labs</text:span> - templates used for generating lab resources and associated pages</text:p>
        </text:list-item>
        <text:list-item>
          <text:p text:style-name="P24"><text:span text:style-name="NormalTok">templates</text:span><text:span text:style-name="OperatorTok">/</text:span><text:span text:style-name="NormalTok">web</text:span> - templates for website and HTML format resources.</text:p>
        </text:list-item>
      </text:list>
      <text:h text:style-name="Heading_20_1" text:outline-level="1"><text:bookmark-start text:name="repository-maintenance"/>Repository Maintenance<text:bookmark-end text:name="repository-maintenance"/></text:h>
      <text:p text:style-name="First_20_paragraph">This repository uses following tools and technologies:</text:p>
      <text:list text:style-name="L24">
        <text:list-item>
          <text:p text:style-name="P25">git - version control</text:p>
        </text:list-item>
        <text:list-item>
          <text:p text:style-name="P25">Github - to make source code available on the web</text:p>
        </text:list-item>
        <text:list-item>
          <text:p text:style-name="P25">markdown, LaTeX - for writing the resources</text:p>
        </text:list-item>
        <text:list-item>
          <text:p text:style-name="P25">pandoc - for converting documents to various output formats</text:p>
        </text:list-item>
        <text:list-item>
          <text:p text:style-name="P25">make - for specifying how to build this resource</text:p>
        </text:list-item>
        <text:list-item>
          <text:p text:style-name="P25">github actions - to automatically build the resource</text:p>
        </text:list-item>
        <text:list-item>
          <text:p text:style-name="P25">github pages - to serve the accompanying website</text:p>
        </text:list-item>
        <text:list-item>
          <text:p text:style-name="P25">additional packages for specific tasks: texlive, Pygments, pandoc filters, <text:a xlink:type="simple" xlink:href="https://github.com/jgm/pandoc/issues/2104" office:name=""><text:span text:style-name="Definition">lua filter</text:span></text:a>, etc.</text:p>
        </text:list-item>
        <text:list-item>
          <text:p text:style-name="P25"><text:a xlink:type="simple" xlink:href="https://www.bryanbraun.com/anchorjs/" office:name=""><text:span text:style-name="Definition">Anchor.js</text:span></text:a> - for automatic links.</text:p>
        </text:list-item>
        <text:list-item>
          <text:p text:style-name="P25">fonts-symbola - to produce the emoji and other symbols in the pdf document.</text:p>
        </text:list-item>
        <text:list-item>
          <text:p text:style-name="P25"><text:a xlink:type="simple" xlink:href="https://utteranc.es/" office:name=""><text:span text:style-name="Definition">utteranc.es</text:span></text:a> - for feedback through website</text:p>
        </text:list-item>
      </text:list>
      <text:h text:style-name="Heading_20_2" text:outline-level="2"><text:bookmark-start text:name="how-build-outputs-are-generated"/>How build outputs are generated<text:bookmark-end text:name="how-build-outputs-are-generated"/></text:h>
      <text:p text:style-name="First_20_paragraph">The resource material is organized into specific directories (cf. <text:a xlink:type="simple" xlink:href="#resources-organization" office:name=""><text:span text:style-name="Definition">resource organization</text:span></text:a>). These resources are then compiled into templated documents in various formats using <text:a xlink:type="simple" xlink:href="https://pandoc.org/MANUAL.html" office:name=""><text:span text:style-name="Definition">pandoc</text:span></text:a>. Different directories undergo different build steps as defined in the project <text:a xlink:type="simple" xlink:href="https://github.com/csci-1301/csci-1301.github.io/blob/main/Makefile" office:name=""><text:span text:style-name="Definition">Makefile</text:span></text:a> and generate various outputs. For example, lecture notes are compiled into a textbook and labs are packaged into individual labs. The makefile explains the exact steps applied to each type of resource.</text:p>
      <text:h text:style-name="Heading_20_2" text:outline-level="2"><text:bookmark-start text:name="using-github-actions-with-pandoc"/>Using Github actions with pandoc<text:bookmark-end text:name="using-github-actions-with-pandoc"/></text:h>
      <text:p text:style-name="First_20_paragraph">This resource is built automatically every time changes are committed to the main branch of the repository. This is configured to run on <text:a xlink:type="simple" xlink:href="https://github.com/features/actions" office:name=""><text:span text:style-name="Definition">Github actions</text:span></text:a>. There are currently two configured <text:a xlink:type="simple" xlink:href="https://github.com/csci-1301/csci-1301.github.io/actions" office:name=""><text:span text:style-name="Definition">workflows</text:span></text:a>: one to build the resource and to deploy it, and a second one to check that any opened pull requests can be built successfully.</text:p>
      <text:p text:style-name="Text_20_body">The build configuration uses texlive to keep the dependency installation time low. Similarly, the choice of Python packages is preferable for pandoc filters, because they are usually straightforward and fast to install. We want to avoid choosing packages that significantly increase build time.</text:p>
      <text:p text:style-name="Text_20_body">Currently Github actions offers unlimited free build minutes for public repositories (and 2000 min/mo. for <text:span text:style-name="T2">private</text:span> repositories, should we ever need them), which hopefully continues in perpetuity (if it does not there are other alternative services). Going with one specific CI service over another is simply a matter of preference.</text:p>
      <text:p text:style-name="Text_20_body">Following a successful build, the build script will automatically deploy the generated resources to an accompanying website hosted on <text:a xlink:type="simple" xlink:href="https://pages.github.com/" office:name=""><text:span text:style-name="Definition">github pages</text:span></text:a>. In the repository a special branch <text:span text:style-name="NormalTok">gh</text:span><text:span text:style-name="OperatorTok">-</text:span><text:span text:style-name="NormalTok">pages</text:span> represents the contents of the deployed website. It also allows maintainers to observe the generated build outputs.</text:p>
      <text:h text:style-name="Heading_20_2" text:outline-level="2"><text:bookmark-start text:name="how-to-create-releases"/>How to create releases<text:bookmark-end text:name="how-to-create-releases"/></text:h>
      <text:p text:style-name="First_20_paragraph">Currently a github action is setup to do the following: whenever a new commit is made to the main branch, the action will build the resource and add the generated books as a pre-release under releases and tag them as “latest”. If a subsequent commit occurs it will overwrite the previous latest files and become the new latest version. This cycle continues until maintainers are ready to make a versioned release (or “package”).</text:p>
      <text:p text:style-name="Text_20_body">Making a versioned release is done as follows:</text:p>
      <text:list text:style-name="L25">
        <text:list-item>
          <text:p text:style-name="P26">Go to <text:a xlink:type="simple" xlink:href="https://github.com/csci-1301/csci-1301.github.io/releases" office:name=""><text:span text:style-name="Definition">repository releases</text:span></text:a></text:p>
        </text:list-item>
        <text:list-item>
          <text:p text:style-name="P26">Choose latest, which contains the files of the latest build</text:p>
        </text:list-item>
        <text:list-item>
          <text:p text:style-name="P26">Edit this release, giving it a semantic name and a version, such as v1.0.0. Name and version can be the same. (cf. <text:a xlink:type="simple" xlink:href="https://semver.org/" office:name=""><text:span text:style-name="Definition">semantic versioning</text:span></text:a>)</text:p>
        </text:list-item>
        <text:list-item>
          <text:p text:style-name="P26">Enter release notes to explain what changed since last release</text:p>
        </text:list-item>
        <text:list-item>
          <text:p text:style-name="P26">Uncheck “This is a pre-release”</text:p>
        </text:list-item>
        <text:list-item>
          <text:p text:style-name="P26">Update release</text:p>
        </text:list-item>
      </text:list>
      <text:p text:style-name="First_20_paragraph">Following these steps will generate a new, versioned release. The versioned releases will be manually uploaded to and archived on galileo.</text:p>
      <text:h text:style-name="Heading_20_2" text:outline-level="2"><text:bookmark-start text:name="building-the-resource-locally"/>Building the resource locally<text:bookmark-end text:name="building-the-resource-locally"/></text:h>
      <text:p text:style-name="First_20_paragraph">It is generally not necessary to build this resource locally unless the intent is to preview templating changes or to make changes to build scripts. For the purposes of editing content, it is sufficient to make edits to markdown files and commit those changes.</text:p>
      <text:h text:style-name="Heading_20_3" text:outline-level="3"><text:bookmark-start text:name="installing-required-dependencies"/>Installing required dependencies<text:bookmark-end text:name="installing-required-dependencies"/></text:h>
      <text:p text:style-name="First_20_paragraph">To find the current list of dependencies needed to build this resource, refer to the <text:a xlink:type="simple" xlink:href="https://github.com/csci-1301/csci-1301.github.io/blob/main/.github/workflows/pull.yaml#L27-L30" office:name=""><text:span text:style-name="Definition">build script install section</text:span></text:a>, which lists all required packages needed to build the resource. The exact installation steps vary depending on your local operating system.</text:p>
      <text:p text:style-name="Text_20_body">In general the following dependencies are needed:</text:p>
      <text:list text:style-name="L26">
        <text:list-item>
          <text:p text:style-name="P27"><text:a xlink:type="simple" xlink:href="https://pandoc.org/installing.html" office:name=""><text:span text:style-name="Definition">pandoc</text:span></text:a></text:p>
        </text:list-item>
        <text:list-item>
          <text:p text:style-name="P27"><text:a xlink:type="simple" xlink:href="https://www.tug.org/texlive/" office:name=""><text:span text:style-name="Definition">texlive</text:span></text:a></text:p>
        </text:list-item>
        <text:list-item>
          <text:p text:style-name="P27">make</text:p>
        </text:list-item>
        <text:list-item>
          <text:p text:style-name="P27">python 3.+</text:p>
        </text:list-item>
        <text:list-item>
          <text:p text:style-name="P27">packages and filters: <text:a xlink:type="simple" xlink:href="https://pygments.org/download/" office:name=""><text:span text:style-name="Definition">Pygments</text:span></text:a>, <text:a xlink:type="simple" xlink:href="https://github.com/DCsunset/pandoc-include#installation" office:name=""><text:span text:style-name="Definition">pandoc-include</text:span></text:a>, <text:a xlink:type="simple" xlink:href="http://tug.org/xetex/" office:name=""><text:span text:style-name="Definition">texlive-xetex</text:span></text:a>, texlive-latex-extra, lmodern, <text:a xlink:type="simple" xlink:href="https://askubuntu.com/a/31446" office:name=""><text:span text:style-name="Definition">librsvg2-bin</text:span></text:a></text:p>
        </text:list-item>
        <text:list-item>
          <text:p text:style-name="P27">symbola font</text:p>
        </text:list-item>
      </text:list>
      <text:p text:style-name="First_20_paragraph">For this later, note that starting <text:a xlink:type="simple" xlink:href="http://web.archive.org/web/20181228102842/http://users.teilar.gr/%7Eg1951d/Symbola.pdf" office:name=""><text:span text:style-name="Definition">with version 11</text:span></text:a>, the licence is too restrictive for non-personal use. As a consequence, users are asked to make sure they do not use a version greater than v.10.24, which is “free for any use” and <text:a xlink:type="simple" xlink:href="http://web.archive.org/web/20180307012615/http://users.teilar.gr/~g1951d/Symbola.zip" office:name=""><text:span text:style-name="Definition">archived on-line</text:span></text:a> (curious users can also refer to <text:a xlink:type="simple" xlink:href="http://web.archive.org/web/20180307012615/http://users.teilar.gr/~g1951d/" office:name=""><text:span text:style-name="Definition">the related webpage</text:span></text:a>). Note that installing this dependency using a unix-like package manager will result in installing a version of the font that <text:a xlink:type="simple" xlink:href="https://metadata.ftp-master.debian.org/changelogs//main/t/ttf-ancient-fonts/ttf-ancient-fonts_2.60-1.1_copyright" office:name=""><text:span text:style-name="Definition">is free to use in any context</text:span></text:a>.</text:p>
      <text:h text:style-name="Heading_20_3" text:outline-level="3"><text:bookmark-start text:name="running-the-build"/>Running the build<text:bookmark-end text:name="running-the-build"/></text:h>
      <text:p text:style-name="First_20_paragraph">After installing all dependencies, from the repository root, run:</text:p>
      <text:p text:style-name="P28">make</text:p>
      <text:p text:style-name="First_20_paragraph">To see a list of other alternative build options run</text:p>
      <text:p text:style-name="P29">make help</text:p>
      <text:h text:style-name="Heading_20_2" text:outline-level="2"><text:bookmark-start text:name="maintaining-repository-feedback"/>Maintaining repository feedback<text:bookmark-end text:name="maintaining-repository-feedback"/></text:h>
      <text:p text:style-name="First_20_paragraph">Resource users can submit feedback about the resource through various means, one of which is leaving comments on the website. This feature is enabled by <text:a xlink:type="simple" xlink:href="https://utteranc.es/" office:name=""><text:span text:style-name="Definition">utteranc.es</text:span></text:a>.</text:p>
      <text:p text:style-name="Text_20_body">To manage user feedback over time, a semester-specific repository is created for issues only. This must be a public repository and located under the same organization as the resources repository. utteranc.es widget is configured to point to this repository. After a semester is over, this feedback repository will be archived, and a new one created for the next semester. This will simultaneously archive all older issues and reset the feedback across website pages.</text:p>
      <text:h text:style-name="Heading_20_3" text:outline-level="3"><text:bookmark-start text:name="migrating-feedback-repository"/>Migrating feedback repository<text:bookmark-end text:name="migrating-feedback-repository"/></text:h>
      <text:p text:style-name="First_20_paragraph">The steps for migrating feedback target repository are as follows:</text:p>
      <text:list text:style-name="L27">
        <text:list-item>
          <text:p text:style-name="P30">Create a new <text:span text:style-name="T1">public</text:span> repository under <text:span text:style-name="NormalTok">csci</text:span><text:span text:style-name="DecValTok">-1301</text:span> github organization. Follow the established naming convention.</text:p>
        </text:list-item>
        <text:list-item>
          <text:p text:style-name="P30">Go to repository Issues (make sure issues is enabled in repository settings)</text:p>
        </text:list-item>
        <text:list-item>
          <text:p text:style-name="P30">Create a new label whose <text:span text:style-name="T2">label name</text:span> is <text:span text:style-name="NormalTok">comment</text:span> (to match <text:a xlink:type="simple" xlink:href="https://github.com/csci-1301/csci-1301.github.io/blob/main/templates/web/template.html#L87-L94" office:name=""><text:span text:style-name="Definition">widget configuration</text:span></text:a>)</text:p>
        </text:list-item>
        <text:list-item>
          <text:p text:style-name="P30">Go to <text:a xlink:type="simple" xlink:href="https://github.com/organizations/csci-1301/settings/installations" office:name=""><text:span text:style-name="Definition"><text:span text:style-name="NormalTok">Organization Settings </text:span><text:span text:style-name="OperatorTok">&gt;</text:span><text:span text:style-name="NormalTok"><text:s text:c="1"/>Installed GitHub Apps</text:span></text:span></text:a></text:p>
        </text:list-item>
        <text:list-item>
          <text:p text:style-name="P30">Choose “utterances” &gt; “configure”</text:p>
        </text:list-item>
        <text:list-item>
          <text:p text:style-name="P30">Under “Repository access” &gt; “Only select repositories”</text:p>
          <text:list text:style-name="L28">
            <text:list-item>
              <text:p text:style-name="P31">select the repository created in step 1.</text:p>
            </text:list-item>
            <text:list-item>
              <text:p text:style-name="P31">remove the previous semester feeback repository</text:p>
            </text:list-item>
          </text:list>
        </text:list-item>
        <text:list-item>
          <text:p text:style-name="P30">Save</text:p>
        </text:list-item>
        <text:list-item>
          <text:p text:style-name="P30">In <text:span text:style-name="NormalTok">csci</text:span><text:span text:style-name="FloatTok">-1301.</text:span><text:span text:style-name="NormalTok">github</text:span><text:span text:style-name="OperatorTok">.</text:span><text:span text:style-name="FunctionTok">io</text:span> repository open <text:span text:style-name="OperatorTok">/</text:span><text:span text:style-name="NormalTok">templates</text:span><text:span text:style-name="OperatorTok">/</text:span><text:span text:style-name="NormalTok">web</text:span><text:span text:style-name="OperatorTok">/</text:span><text:span text:style-name="NormalTok">template</text:span><text:span text:style-name="OperatorTok">.</text:span><text:span text:style-name="FunctionTok">html</text:span></text:p>
        </text:list-item>
        <text:list-item>
          <text:p text:style-name="P30">Update utteranc.es widget code to point to the new feedback repository created in step 1.</text:p>
          <text:p text:style-name="P32">&lt;script data-external="1"</text:p>
          <text:p text:style-name="P33"><text:s text:c="8"/>src="https://utteranc.es/client.js"</text:p>
          <text:p text:style-name="P34"><text:s text:c="8"/>repo="csci-1301/{REPOSITORY_NAME}"</text:p>
          <text:p text:style-name="P35"><text:s text:c="8"/>label="comment" …&gt;</text:p>
          <text:p text:style-name="P36">&lt;/script&gt;</text:p>
        </text:list-item>
        <text:list-item>
          <text:p text:style-name="P30">Commit change to template.html</text:p>
        </text:list-item>
        <text:list-item>
          <text:p text:style-name="P30">Make sure the feedback works after migration. If it does not, retrace your steps.</text:p>
        </text:list-item>
        <text:list-item>
          <text:p text:style-name="P30">Archive the earlier feedback repository in its setting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User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7T21:11:57Z</meta:creation-date>
    <dc:date>2022-02-27T21:11:57Z</dc:date>
    <meta:user-defined meta:name="date" meta:value-type="string">February  27, 2022 (04:11:3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